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f2" officeooo:paragraph-rsid="000ff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62a" officeooo:paragraph-rsid="00104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f89" officeooo:paragraph-rsid="00112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5a7" officeooo:paragraph-rsid="001165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d49d" officeooo:paragraph-rsid="0012d4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cf3f" officeooo:paragraph-rsid="0013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c56" officeooo:paragraph-rsid="00140c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pecific Node</text:p>
          </table:table-cell>
          <table:table-cell table:style-name="Table1.A1" office:value-type="string">
            <text:p text:style-name="P2">Visit Method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g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eclaration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aram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Va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Con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Pa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atemen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ssignment</text:p>
          </table:table-cell>
          <table:table-cell table:style-name="Table1.A2" office:value-type="string">
            <text:p text:style-name="P10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A2" office:value-type="string">
            <text:p text:style-name="P11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he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If</text:p>
          </table:table-cell>
          <table:table-cell table:style-name="Table1.A2" office:value-type="string">
            <text:p text:style-name="P11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</text:p>
          </table:table-cell>
          <table:table-cell table:style-name="Table1.A2" office:value-type="string">
            <text:p text:style-name="P11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oop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o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o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Express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dentifie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nt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r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ist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rue</text:p>
          </table:table-cell>
          <table:table-cell table:style-name="Table1.A2" office:value-type="string">
            <text:p text:style-name="P9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lse</text:p>
          </table:table-cell>
          <table:table-cell table:style-name="Table1.A2" office:value-type="string">
            <text:p text:style-name="P9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eg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ot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X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qual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oolIn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lus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ul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iv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m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i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tur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press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8:05:39.777973589</meta:creation-date>
    <meta:editing-duration>PT1H47M34S</meta:editing-duration>
    <meta:editing-cycles>6</meta:editing-cycles>
    <meta:generator>LibreOffice/6.1.4.2$Windows_X86_64 LibreOffice_project/9d0f32d1f0b509096fd65e0d4bec26ddd1938fd3</meta:generator>
    <dc:date>2019-11-14T15:54:27.319000000</dc:date>
    <meta:document-statistic meta:table-count="1" meta:image-count="0" meta:object-count="0" meta:page-count="2" meta:paragraph-count="71" meta:word-count="73" meta:character-count="386" meta:non-whitespace-character-count="384"/>
  </office:meta>
</office:document-meta>
</file>